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A00004E09000017424EA6E01D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xOT-Regular" svg:font-family="DaxOT-Regular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965cm" fo:margin-left="0cm" fo:margin-right="0.037cm" table:align="margins" style:shadow="none"/>
    </style:style>
    <style:style style:name="Tableau1.A" style:family="table-column">
      <style:table-column-properties style:column-width="3.201cm" style:rel-column-width="11678*"/>
    </style:style>
    <style:style style:name="Tableau1.B" style:family="table-column">
      <style:table-column-properties style:column-width="1.429cm" style:rel-column-width="5211*"/>
    </style:style>
    <style:style style:name="Tableau1.C" style:family="table-column">
      <style:table-column-properties style:column-width="1.614cm" style:rel-column-width="5887*"/>
    </style:style>
    <style:style style:name="Tableau1.D" style:family="table-column">
      <style:table-column-properties style:column-width="1.138cm" style:rel-column-width="4150*"/>
    </style:style>
    <style:style style:name="Tableau1.E" style:family="table-column">
      <style:table-column-properties style:column-width="0.979cm" style:rel-column-width="3571*"/>
    </style:style>
    <style:style style:name="Tableau1.F" style:family="table-column">
      <style:table-column-properties style:column-width="1.111cm" style:rel-column-width="4053*"/>
    </style:style>
    <style:style style:name="Tableau1.G" style:family="table-column">
      <style:table-column-properties style:column-width="1.983cm" style:rel-column-width="7232*"/>
    </style:style>
    <style:style style:name="Tableau1.H" style:family="table-column">
      <style:table-column-properties style:column-width="1.215cm" style:rel-column-width="4433*"/>
    </style:style>
    <style:style style:name="Tableau1.I" style:family="table-column">
      <style:table-column-properties style:column-width="5.297cm" style:rel-column-width="19320*"/>
    </style:style>
    <style:style style:name="Tableau1.1" style:family="table-row">
      <style:table-row-properties style:min-row-height="1.349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13cm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0.05pt solid #000000" fo:border-top="none" fo:border-bottom="none"/>
    </style:style>
    <style:style style:name="Tableau1.A5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912cm" table:align="left"/>
    </style:style>
    <style:style style:name="Tableau2.A" style:family="table-column">
      <style:table-column-properties style:column-width="2.249cm"/>
    </style:style>
    <style:style style:name="Tableau2.B" style:family="table-column">
      <style:table-column-properties style:column-width="2.514cm"/>
    </style:style>
    <style:style style:name="Tableau2.C" style:family="table-column">
      <style:table-column-properties style:column-width="2.223cm"/>
    </style:style>
    <style:style style:name="Tableau2.D" style:family="table-column">
      <style:table-column-properties style:column-width="2.485cm"/>
    </style:style>
    <style:style style:name="Tableau2.E" style:family="table-column">
      <style:table-column-properties style:column-width="8.442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leau2.B3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1pt solid #000000" fo:border-right="1pt solid #000000" fo:border-top="none" fo:border-bottom="none"/>
    </style:style>
    <style:style style:name="Tableau2.E4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.E5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.E6" style:family="table-cell">
      <style:table-cell-properties fo:background-color="#c0c0c0" fo:padding="0.097cm" fo:border-left="1pt solid #000000" fo:border-right="1pt solid #000000" fo:border-top="1pt solid #000000" fo:border-bottom="none">
        <style:background-image/>
      </style:table-cell-properties>
    </style:style>
    <style:style style:name="Tableau2.E7" style:family="table-cell">
      <style:table-cell-properties fo:padding="0.097cm" fo:border-left="1pt solid #000000" fo:border-right="1pt solid #000000" fo:border-top="none" fo:border-bottom="1pt solid #000000"/>
    </style:style>
    <style:style style:name="Tableau2.E8" style:family="table-cell">
      <style:table-cell-properties fo:background-color="#c0c0c0" fo:padding="0.097cm" fo:border-left="1pt solid #000000" fo:border-right="1pt solid #000000" fo:border-top="1pt solid #000000" fo:border-bottom="none">
        <style:background-image/>
      </style:table-cell-properties>
    </style:style>
    <style:style style:name="Tableau2.A9" style:family="table-cell">
      <style:table-cell-properties fo:background-color="#c0c0c0" fo:padding="0.097cm" fo:border-left="1pt solid #000000" fo:border-right="1pt solid #000000" fo:border-top="1pt solid #000000" fo:border-bottom="none">
        <style:background-image/>
      </style:table-cell-properties>
    </style:style>
    <style:style style:name="Tableau2.E9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.A10" style:family="table-cell">
      <style:table-cell-properties fo:padding="0.097cm" fo:border-left="1pt solid #000000" fo:border-right="1pt solid #000000" fo:border-top="none" fo:border-bottom="1pt solid #000000"/>
    </style:style>
    <style:style style:name="Tableau2.E10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7.902cm" style:rel-column-width="28767*"/>
    </style:style>
    <style:style style:name="Tableau4.B" style:family="table-column">
      <style:table-column-properties style:column-width="10.1cm" style:rel-column-width="36768*"/>
    </style:style>
    <style:style style:name="Tableau4.A1" style:family="table-cell">
      <style:table-cell-properties fo:background-color="#c0c0c0" fo:padding="0.097cm" fo:border-left="1pt solid #000000" fo:border-right="1pt solid #000000" fo:border-top="1pt solid #000000" fo:border-bottom="0.5pt solid #000000">
        <style:background-image/>
      </style:table-cell-properties>
    </style:style>
    <style:style style:name="Tableau4.2" style:family="table-row">
      <style:table-row-properties style:min-row-height="2.478cm"/>
    </style:style>
    <style:style style:name="Tableau4.A2" style:family="table-cell">
      <style:table-cell-properties fo:background-color="#c0c0c0" fo:padding="0.097cm" fo:border-left="1pt solid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fo:background-color="#c0c0c0" fo:padding="0.097cm" fo:border-left="0.5pt solid #000000" fo:border-right="1pt solid #000000" fo:border-top="none" fo:border-bottom="0.5pt solid #000000">
        <style:background-image/>
      </style:table-cell-properties>
    </style:style>
    <style:style style:name="Tableau4.A3" style:family="table-cell">
      <style:table-cell-properties fo:background-color="#c0c0c0" fo:padding="0.097cm" fo:border-left="1pt solid #000000" fo:border-right="1pt solid #000000" fo:border-top="none" fo:border-bottom="1pt solid #000000">
        <style:background-image/>
      </style:table-cell-properties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18.002cm" style:rel-column-width="65535*"/>
    </style:style>
    <style:style style:name="Tableau5.A1" style:family="table-cell">
      <style:table-cell-properties fo:padding="0.097cm" fo:border="0.0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4.5cm" style:rel-column-width="16383*"/>
    </style:style>
    <style:style style:name="Tableau7.D" style:family="table-column">
      <style:table-column-properties style:column-width="4.501cm" style:rel-column-width="16386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9" style:family="table">
      <style:table-properties style:width="18.002cm" table:align="margins"/>
    </style:style>
    <style:style style:name="Tableau9.A" style:family="table-column">
      <style:table-column-properties style:column-width="9.001cm" style:rel-column-width="32767*"/>
    </style:style>
    <style:style style:name="Tableau9.B" style:family="table-column">
      <style:table-column-properties style:column-width="9.001cm" style:rel-column-width="3276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10" style:family="table">
      <style:table-properties style:width="18.002cm" table:align="margins"/>
    </style:style>
    <style:style style:name="Tableau10.A" style:family="table-column">
      <style:table-column-properties style:column-width="9.001cm" style:rel-column-width="32767*"/>
    </style:style>
    <style:style style:name="Tableau10.B" style:family="table-column">
      <style:table-column-properties style:column-width="9.001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4.838cm" style:rel-column-width="2743*"/>
    </style:style>
    <style:style style:name="Tableau3.B" style:family="table-column">
      <style:table-column-properties style:column-width="3.284cm" style:rel-column-width="1862*"/>
    </style:style>
    <style:style style:name="Tableau3.C" style:family="table-column">
      <style:table-column-properties style:column-width="3.228cm" style:rel-column-width="1830*"/>
    </style:style>
    <style:style style:name="Tableau3.D" style:family="table-column">
      <style:table-column-properties style:column-width="3.36cm" style:rel-column-width="1905*"/>
    </style:style>
    <style:style style:name="Tableau3.E" style:family="table-column">
      <style:table-column-properties style:column-width="3.291cm" style:rel-column-width="1866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1pt solid #000000" fo:border-top="none" fo:border-bottom="0.05pt solid #000000"/>
    </style:style>
    <style:style style:name="Tableau3.D4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002cm" table:align="margins" style:shadow="none"/>
    </style:style>
    <style:style style:name="Tableau6.A" style:family="table-column">
      <style:table-column-properties style:column-width="3.784cm" style:rel-column-width="2145*"/>
    </style:style>
    <style:style style:name="Tableau6.B" style:family="table-column">
      <style:table-column-properties style:column-width="4.551cm" style:rel-column-width="2580*"/>
    </style:style>
    <style:style style:name="Tableau6.C" style:family="table-column">
      <style:table-column-properties style:column-width="4.763cm" style:rel-column-width="2700*"/>
    </style:style>
    <style:style style:name="Tableau6.D" style:family="table-column">
      <style:table-column-properties style:column-width="4.905cm" style:rel-column-width="2781*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2" style:family="table-row">
      <style:table-row-properties style:min-row-height="0.97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0.926cm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4" style:family="table-row">
      <style:table-row-properties style:min-row-height="0.953cm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6" style:family="table-row">
      <style:table-row-properties style:min-row-height="1.005cm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none" fo:border-top="none" fo:border-bottom="0.05pt solid #000000"/>
    </style:style>
    <style:style style:name="Tableau6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officeooo:rsid="000530e6" officeooo:paragraph-rsid="000530e6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0530e6" officeooo:paragraph-rsid="000530e6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1pt" fo:font-weight="normal" officeooo:rsid="000530e6" officeooo:paragraph-rsid="000530e6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1pt" fo:font-weight="bold" officeooo:rsid="000530e6" officeooo:paragraph-rsid="000530e6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text-transform="uppercase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text-transform="uppercase" fo:font-size="11pt" fo:font-weight="normal" officeooo:rsid="000530e6" officeooo:paragraph-rsid="000530e6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14pt" fo:font-weight="bold" officeooo:rsid="000530e6" officeooo:paragraph-rsid="000530e6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text-transform="uppercase" fo:font-size="11pt" officeooo:rsid="0005c3cf" officeooo:paragraph-rsid="0005c3cf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text-transform="uppercase" fo:font-size="11pt" officeooo:rsid="0005c3cf" officeooo:paragraph-rsid="0005c3cf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9" style:family="paragraph">
      <style:paragraph-properties fo:text-align="center"/>
    </style:style>
    <style:style style:name="P20" style:family="paragraph" style:parent-style-name="Footer">
      <style:text-properties fo:font-size="8pt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1pt" fo:font-weight="normal" officeooo:rsid="0000fc86" officeooo:paragraph-rsid="0000fc86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1pt" fo:font-weight="normal" officeooo:rsid="0000fc86" officeooo:paragraph-rsid="0000fc86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1pt" fo:font-weight="bold" officeooo:rsid="0000fc86" officeooo:paragraph-rsid="0000fc86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39" style:family="paragraph" style:parent-style-name="Standard" style:list-style-name="L2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1pt" fo:font-weight="normal" officeooo:rsid="000530e6" officeooo:paragraph-rsid="000530e6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1pt" fo:font-weight="normal" officeooo:rsid="000530e6" officeooo:paragraph-rsid="000530e6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0pt" fo:font-weight="bold" officeooo:rsid="000530e6" officeooo:paragraph-rsid="000530e6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2pt" fo:font-weight="bold" officeooo:rsid="000530e6" officeooo:paragraph-rsid="000530e6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fo:text-transform="uppercase" fo:font-size="11pt" fo:font-weight="bold" officeooo:rsid="000530e6" officeooo:paragraph-rsid="000530e6" style:font-size-asian="11pt" style:font-weight-asian="bold" style:font-size-complex="11pt" style:font-weight-complex="bold"/>
    </style:style>
    <style:style style:name="P51" style:family="paragraph" style:parent-style-name="Standard">
      <style:paragraph-properties fo:text-align="start" style:justify-single-word="false"/>
      <style:text-properties fo:text-transform="uppercase" fo:font-size="11pt" fo:font-weight="normal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fo:text-transform="uppercase" fo:font-size="11pt" fo:font-weight="normal" officeooo:rsid="000530e6" officeooo:paragraph-rsid="000530e6" style:font-size-asian="11pt" style:font-weight-asian="normal" style:font-size-complex="11pt" style:font-weight-complex="normal"/>
    </style:style>
    <style:style style:name="P53" style:family="paragraph" style:parent-style-name="Footer">
      <style:text-properties fo:font-size="8pt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fo:text-transform="uppercase" fo:font-size="14pt" fo:font-weight="bold" officeooo:rsid="000530e6" officeooo:paragraph-rsid="000530e6" style:font-size-asian="14pt" style:font-weight-asian="bold" style:font-size-complex="14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text-transform="uppercase" fo:font-size="11pt" officeooo:rsid="0005c3cf" officeooo:paragraph-rsid="0005c3cf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fo:text-transform="uppercase" fo:font-size="11pt" officeooo:rsid="0005c3cf" officeooo:paragraph-rsid="0005c3cf" style:font-size-asian="11pt" style:font-size-complex="11pt"/>
    </style:style>
    <style:style style:name="P57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fo:font-size="11pt" officeooo:rsid="0005c3cf" officeooo:paragraph-rsid="0005c3cf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1" style:family="paragraph">
      <style:paragraph-properties fo:text-align="center"/>
      <style:text-properties fo:font-size="12pt"/>
    </style:style>
    <style:style style:name="P62" style:family="paragraph">
      <style:text-properties style:font-name="DaxOT-Regular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fo:background-color="transparen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0530e6"/>
    </style:style>
    <style:style style:name="T8" style:family="text">
      <style:text-properties officeooo:rsid="0005c3cf"/>
    </style:style>
    <style:style style:name="T9" style:family="text">
      <style:text-properties style:font-name="DaxOT-Regular" fo:font-size="10pt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01cm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340388872" text:id="ct340388872">
          <text:insertion>
            <office:change-info>
              <dc:creator>Auteur inconnu</dc:creator>
              <dc:date>2015-09-28T14:54:00</dc:date>
            </office:change-info>
          </text:insertion>
        </text:changed-region>
        <text:changed-region xml:id="ct342027880" text:id="ct342027880">
          <text:insertion>
            <office:change-info>
              <dc:creator>Auteur inconnu</dc:creator>
              <dc:date>2018-04-03T08:31:00</dc:date>
            </office:change-info>
          </text:insertion>
        </text:changed-region>
        <text:changed-region xml:id="ct341977960" text:id="ct341977960">
          <text:deletion>
            <office:change-info>
              <dc:creator>Auteur inconnu</dc:creator>
              <dc:date>2018-04-03T08:30:00</dc:date>
            </office:change-info>
            <text:p text:style-name="P1"><text:span text:style-name="T1">à transmettre à:</text:span></text:p>
          </text:deletion>
        </text:changed-region>
        <text:changed-region xml:id="ct341978688" text:id="ct341978688">
          <text:insertion>
            <office:change-info>
              <dc:creator>Auteur inconnu</dc:creator>
              <dc:date>2018-04-03T08:30:00</dc:date>
            </office:change-info>
          </text:insertion>
        </text:changed-region>
        <text:changed-region xml:id="ct342008328" text:id="ct342008328">
          <text:insertion>
            <office:change-info>
              <dc:creator>Auteur inconnu</dc:creator>
              <dc:date>2018-04-03T08:31:00</dc:date>
            </office:change-info>
          </text:insertion>
        </text:changed-region>
        <text:changed-region xml:id="ct342029544" text:id="ct342029544">
          <text:deletion>
            <office:change-info>
              <dc:creator>Auteur inconnu</dc:creator>
              <dc:date>2018-04-03T08:31:00</dc:date>
            </office:change-info>
            <text:p text:style-name="P2"/>
            <text:p text:style-name="P2"/>
          </text:deletion>
        </text:changed-region>
        <text:changed-region xml:id="ct340387000" text:id="ct340387000">
          <text:deletion>
            <office:change-info>
              <dc:creator>Auteur inconnu</dc:creator>
              <dc:date>2016-11-17T09:45:00</dc:date>
            </office:change-info>
            <text:p text:style-name="P3">M </text:p>
          </text:deletion>
        </text:changed-region>
        <text:changed-region xml:id="ct342010408" text:id="ct342010408">
          <text:insertion>
            <office:change-info>
              <dc:creator>Auteur inconnu</dc:creator>
              <dc:date>2018-04-03T08:31:00</dc:date>
            </office:change-info>
          </text:insertion>
        </text:changed-region>
        <text:changed-region xml:id="ct340388976" text:id="ct340388976">
          <text:insertion>
            <office:change-info>
              <dc:creator>Auteur inconnu</dc:creator>
              <dc:date>2016-10-24T08:03:00</dc:date>
            </office:change-info>
          </text:insertion>
        </text:changed-region>
        <text:changed-region xml:id="ct340389080" text:id="ct340389080">
          <text:deletion>
            <office:change-info>
              <dc:creator>Auteur inconnu</dc:creator>
              <dc:date>2016-11-17T09:45:00</dc:date>
            </office:change-info>
            <text:p text:style-name="P4"><text:s text:c="5"/></text:p>
          </text:deletion>
        </text:changed-region>
        <text:changed-region xml:id="ct340387728" text:id="ct340387728">
          <text:format-change>
            <office:change-info>
              <dc:creator>Auteur inconnu</dc:creator>
              <dc:date>2016-11-17T09:46:00</dc:date>
            </office:change-info>
          </text:format-change>
        </text:changed-region>
        <text:changed-region xml:id="ct341976816" text:id="ct341976816">
          <text:format-change>
            <office:change-info>
              <dc:creator>Auteur inconnu</dc:creator>
              <dc:date>2018-04-03T08:29:00</dc:date>
            </office:change-info>
          </text:format-change>
        </text:changed-region>
        <text:changed-region xml:id="ct345528776" text:id="ct345528776">
          <text:insertion>
            <office:change-info>
              <dc:creator>Auteur inconnu</dc:creator>
              <dc:date>2018-04-03T09:02:00</dc:date>
            </office:change-info>
          </text:insertion>
        </text:changed-region>
        <text:changed-region xml:id="ct340389288" text:id="ct340389288">
          <text:format-change>
            <office:change-info>
              <dc:creator>Auteur inconnu</dc:creator>
              <dc:date>2016-11-17T09:46:00</dc:date>
            </office:change-info>
          </text:format-change>
        </text:changed-region>
        <text:changed-region xml:id="ct340388144" text:id="ct340388144">
          <text:format-change>
            <office:change-info>
              <dc:creator>Auteur inconnu</dc:creator>
              <dc:date>2016-11-17T09:46:00</dc:date>
            </office:change-info>
          </text:format-change>
        </text:changed-region>
        <text:changed-region xml:id="ct345566528" text:id="ct345566528">
          <text:deletion>
            <office:change-info>
              <dc:creator>Auteur inconnu</dc:creator>
              <dc:date>2018-04-03T08:42:00</dc:date>
            </office:change-info>
            <text:p text:style-name="P5">6</text:p>
          </text:deletion>
        </text:changed-region>
        <text:changed-region xml:id="ct342030064" text:id="ct342030064">
          <text:insertion>
            <office:change-info>
              <dc:creator>Auteur inconnu</dc:creator>
              <dc:date>2018-04-03T08:43:00</dc:date>
            </office:change-info>
          </text:insertion>
        </text:changed-region>
        <text:changed-region xml:id="ct342006768" text:id="ct342006768">
          <text:insertion>
            <office:change-info>
              <dc:creator>Auteur inconnu</dc:creator>
              <dc:date>2018-04-03T08:44:00</dc:date>
            </office:change-info>
          </text:insertion>
        </text:changed-region>
        <text:changed-region xml:id="ct342010200" text:id="ct342010200">
          <text:insertion>
            <office:change-info>
              <dc:creator>Auteur inconnu</dc:creator>
              <dc:date>2018-04-03T08:34:00</dc:date>
            </office:change-info>
          </text:insertion>
        </text:changed-region>
        <text:changed-region xml:id="ct345528672" text:id="ct345528672">
          <text:insertion>
            <office:change-info>
              <dc:creator>Auteur inconnu</dc:creator>
              <dc:date>2018-04-03T09:02:00</dc:date>
            </office:change-info>
          </text:insertion>
        </text:changed-region>
        <text:changed-region xml:id="ct345530752" text:id="ct345530752">
          <text:insertion>
            <office:change-info>
              <dc:creator>Auteur inconnu</dc:creator>
              <dc:date>2018-04-03T09:02:00</dc:date>
            </office:change-info>
          </text:insertion>
        </text:changed-region>
        <text:changed-region xml:id="ct341976712" text:id="ct341976712">
          <text:format-change>
            <office:change-info>
              <dc:creator>Auteur inconnu</dc:creator>
              <dc:date>2018-04-03T08:30:00</dc:date>
            </office:change-info>
          </text:format-change>
        </text:changed-region>
        <text:changed-region xml:id="ct345528880" text:id="ct345528880">
          <text:insertion>
            <office:change-info>
              <dc:creator>Auteur inconnu</dc:creator>
              <dc:date>2018-04-03T09:02:00</dc:date>
            </office:change-info>
          </text:insertion>
        </text:changed-region>
        <text:changed-region xml:id="ct341978064" text:id="ct341978064">
          <text:format-change>
            <office:change-info>
              <dc:creator>Auteur inconnu</dc:creator>
              <dc:date>2018-04-03T08:30:00</dc:date>
            </office:change-info>
          </text:format-change>
        </text:changed-region>
        <text:changed-region xml:id="ct340389392" text:id="ct340389392">
          <text:format-change>
            <office:change-info>
              <dc:creator>Auteur inconnu</dc:creator>
              <dc:date>2016-11-17T09:46:00</dc:date>
            </office:change-info>
          </text:format-change>
        </text:changed-region>
        <text:changed-region xml:id="ct340386480" text:id="ct340386480">
          <text:format-change>
            <office:change-info>
              <dc:creator>Auteur inconnu</dc:creator>
              <dc:date>2016-11-17T09:46:00</dc:date>
            </office:change-info>
          </text:format-change>
        </text:changed-region>
        <text:changed-region xml:id="ct345526904" text:id="ct345526904">
          <text:deletion>
            <office:change-info>
              <dc:creator>Auteur inconnu</dc:creator>
              <dc:date>2018-04-03T08:33:00</dc:date>
            </office:change-info>
            <text:p text:style-name="P6">NATURE ET NOMBRE D'ESSAIS DEMANDES</text:p>
          </text:deletion>
        </text:changed-region>
        <text:changed-region xml:id="ct345525448" text:id="ct345525448">
          <text:insertion>
            <office:change-info>
              <dc:creator>Auteur inconnu</dc:creator>
              <dc:date>2018-04-03T08:33:00</dc:date>
            </office:change-info>
          </text:insertion>
        </text:changed-region>
        <text:changed-region xml:id="ct345526592" text:id="ct345526592">
          <text:deletion>
            <office:change-info>
              <dc:creator>Auteur inconnu</dc:creator>
              <dc:date>2018-04-03T08:34:00</dc:date>
            </office:change-info>
            <text:p text:style-name="P7">AGE</text:p>
          </text:deletion>
        </text:changed-region>
        <text:changed-region xml:id="ct345527528" text:id="ct345527528">
          <text:insertion>
            <office:change-info>
              <dc:creator>Auteur inconnu</dc:creator>
              <dc:date>2018-04-03T08:34:00</dc:date>
            </office:change-info>
          </text:insertion>
        </text:changed-region>
        <text:changed-region xml:id="ct345526800" text:id="ct345526800">
          <text:format-change>
            <office:change-info>
              <dc:creator>Auteur inconnu</dc:creator>
              <dc:date>2018-04-03T08:34:00</dc:date>
            </office:change-info>
          </text:format-change>
        </text:changed-region>
        <text:changed-region xml:id="ct345565384" text:id="ct345565384">
          <text:deletion>
            <office:change-info>
              <dc:creator>Auteur inconnu</dc:creator>
              <dc:date>2018-04-03T08:41:00</dc:date>
            </office:change-info>
            <text:p text:style-name="P8">A</text:p>
          </text:deletion>
        </text:changed-region>
        <text:changed-region xml:id="ct345565696" text:id="ct345565696">
          <text:deletion>
            <office:change-info>
              <dc:creator>Auteur inconnu</dc:creator>
              <dc:date>2018-04-03T08:41:00</dc:date>
            </office:change-info>
            <text:p text:style-name="P8">A </text:p>
          </text:deletion>
        </text:changed-region>
        <text:changed-region xml:id="ct345567048" text:id="ct345567048">
          <text:deletion>
            <office:change-info>
              <dc:creator>Auteur inconnu</dc:creator>
              <dc:date>2018-04-03T08:41:00</dc:date>
            </office:change-info>
            <text:p text:style-name="P8">A <text:s text:c="5"/></text:p>
          </text:deletion>
        </text:changed-region>
        <text:changed-region xml:id="ct345564864" text:id="ct345564864">
          <text:deletion>
            <office:change-info>
              <dc:creator>Auteur inconnu</dc:creator>
              <dc:date>2018-04-03T08:42:00</dc:date>
            </office:change-info>
            <text:p text:style-name="P8">A </text:p>
          </text:deletion>
        </text:changed-region>
        <text:changed-region xml:id="ct345564968" text:id="ct345564968">
          <text:deletion>
            <office:change-info>
              <dc:creator>Auteur inconnu</dc:creator>
              <dc:date>2018-04-03T08:41:00</dc:date>
            </office:change-info>
            <text:p text:style-name="P8"><text:s/></text:p>
          </text:deletion>
        </text:changed-region>
        <text:changed-region xml:id="ct345526384" text:id="ct345526384">
          <text:deletion>
            <office:change-info>
              <dc:creator>Auteur inconnu</dc:creator>
              <dc:date>2018-04-03T08:32:00</dc:date>
            </office:change-info>
            <text:p text:style-name="P9">TYPE D'ESSAI</text:p>
          </text:deletion>
        </text:changed-region>
        <text:changed-region xml:id="ct345527112" text:id="ct345527112">
          <text:insertion>
            <office:change-info>
              <dc:creator>Auteur inconnu</dc:creator>
              <dc:date>2018-04-03T08:32:00</dc:date>
            </office:change-info>
          </text:insertion>
        </text:changed-region>
        <text:changed-region xml:id="ct345567464" text:id="ct345567464">
          <text:insertion>
            <office:change-info>
              <dc:creator>Auteur inconnu</dc:creator>
              <dc:date>2018-04-03T08:42:00</dc:date>
            </office:change-info>
          </text:insertion>
        </text:changed-region>
        <text:changed-region xml:id="ct345525240" text:id="ct345525240">
          <text:deletion>
            <office:change-info>
              <dc:creator>Auteur inconnu</dc:creator>
              <dc:date>2018-04-03T08:32:00</dc:date>
            </office:change-info>
            <text:p text:style-name="P10">C</text:p>
          </text:deletion>
        </text:changed-region>
        <text:changed-region xml:id="ct345525032" text:id="ct345525032">
          <text:deletion>
            <office:change-info>
              <dc:creator>Auteur inconnu</dc:creator>
              <dc:date>2018-04-03T08:32:00</dc:date>
            </office:change-info>
            <text:p text:style-name="P10">C</text:p>
          </text:deletion>
        </text:changed-region>
        <text:changed-region xml:id="ct345526176" text:id="ct345526176">
          <text:deletion>
            <office:change-info>
              <dc:creator>Auteur inconnu</dc:creator>
              <dc:date>2018-04-03T08:32:00</dc:date>
            </office:change-info>
            <text:p text:style-name="P10">C</text:p>
          </text:deletion>
        </text:changed-region>
        <text:changed-region xml:id="ct345526696" text:id="ct345526696">
          <text:deletion>
            <office:change-info>
              <dc:creator>Auteur inconnu</dc:creator>
              <dc:date>2018-04-03T08:32:00</dc:date>
            </office:change-info>
            <text:p text:style-name="P10">C</text:p>
          </text:deletion>
        </text:changed-region>
        <text:changed-region xml:id="ct345524928" text:id="ct345524928">
          <text:format-change>
            <office:change-info>
              <dc:creator>Auteur inconnu</dc:creator>
              <dc:date>2018-04-03T08:34:00</dc:date>
            </office:change-info>
          </text:format-change>
        </text:changed-region>
        <text:changed-region xml:id="ct345566840" text:id="ct345566840">
          <text:insertion>
            <office:change-info>
              <dc:creator>Auteur inconnu</dc:creator>
              <dc:date>2018-04-03T08:42:00</dc:date>
            </office:change-info>
          </text:insertion>
        </text:changed-region>
        <text:changed-region xml:id="ct345527632" text:id="ct345527632">
          <text:format-change>
            <office:change-info>
              <dc:creator>Auteur inconnu</dc:creator>
              <dc:date>2018-04-03T08:34:00</dc:date>
            </office:change-info>
          </text:format-change>
        </text:changed-region>
        <text:changed-region xml:id="ct345567152" text:id="ct345567152">
          <text:insertion>
            <office:change-info>
              <dc:creator>Auteur inconnu</dc:creator>
              <dc:date>2018-04-03T08:42:00</dc:date>
            </office:change-info>
          </text:insertion>
        </text:changed-region>
        <text:changed-region xml:id="ct345524824" text:id="ct345524824">
          <text:format-change>
            <office:change-info>
              <dc:creator>Auteur inconnu</dc:creator>
              <dc:date>2018-04-03T08:34:00</dc:date>
            </office:change-info>
          </text:format-change>
        </text:changed-region>
        <text:changed-region xml:id="ct345566632" text:id="ct345566632">
          <text:insertion>
            <office:change-info>
              <dc:creator>Auteur inconnu</dc:creator>
              <dc:date>2018-04-03T08:42:00</dc:date>
            </office:change-info>
          </text:insertion>
        </text:changed-region>
        <text:changed-region xml:id="ct345524512" text:id="ct345524512">
          <text:format-change>
            <office:change-info>
              <dc:creator>Auteur inconnu</dc:creator>
              <dc:date>2018-04-03T08:34:00</dc:date>
            </office:change-info>
          </text:format-change>
        </text:changed-region>
        <text:changed-region xml:id="ct345564344" text:id="ct345564344">
          <text:insertion>
            <office:change-info>
              <dc:creator>Auteur inconnu</dc:creator>
              <dc:date>2018-04-03T08:42:00</dc:date>
            </office:change-info>
          </text:insertion>
        </text:changed-region>
        <text:changed-region xml:id="ct340387208" text:id="ct340387208">
          <text:format-change>
            <office:change-info>
              <dc:creator>Auteur inconnu</dc:creator>
              <dc:date>2015-09-15T15:13:00</dc:date>
            </office:change-info>
          </text:format-change>
        </text:changed-region>
        <text:changed-region xml:id="ct340387416" text:id="ct340387416">
          <text:insertion>
            <office:change-info>
              <dc:creator>Auteur inconnu</dc:creator>
              <dc:date>2015-09-15T15:04:00</dc:date>
            </office:change-info>
          </text:insertion>
        </text:changed-region>
        <text:changed-region xml:id="ct340392512" text:id="ct340392512">
          <text:insertion>
            <office:change-info>
              <dc:creator>Auteur inconnu</dc:creator>
              <dc:date>2015-09-15T15:05:00</dc:date>
            </office:change-info>
          </text:insertion>
        </text:changed-region>
        <text:changed-region xml:id="ct340392616" text:id="ct340392616">
          <text:deletion>
            <office:change-info>
              <dc:creator>Auteur inconnu</dc:creator>
              <dc:date>2015-09-15T15:05:00</dc:date>
            </office:change-info>
            <text:p text:style-name="P11">CETE de LYON - DLCF</text:p>
          </text:deletion>
        </text:changed-region>
        <text:changed-region xml:id="ct340391160" text:id="ct340391160">
          <text:format-change>
            <office:change-info>
              <dc:creator>Auteur inconnu</dc:creator>
              <dc:date>2015-09-15T15:13:00</dc:date>
            </office:change-info>
          </text:format-change>
        </text:changed-region>
        <text:changed-region xml:id="ct340392304" text:id="ct340392304">
          <text:format-change>
            <office:change-info>
              <dc:creator>Auteur inconnu</dc:creator>
              <dc:date>2015-09-15T15:13:00</dc:date>
            </office:change-info>
          </text:format-change>
        </text:changed-region>
        <text:changed-region xml:id="ct340392720" text:id="ct340392720">
          <text:deletion>
            <office:change-info>
              <dc:creator>Auteur inconnu</dc:creator>
              <dc:date>2016-11-17T09:46:00</dc:date>
            </office:change-info>
            <text:p text:style-name="P12"><text:s/></text:p>
          </text:deletion>
        </text:changed-region>
        <text:changed-region xml:id="ct340390120" text:id="ct340390120">
          <text:format-change>
            <office:change-info>
              <dc:creator>Auteur inconnu</dc:creator>
              <dc:date>2015-09-15T15:13:00</dc:date>
            </office:change-info>
          </text:format-change>
        </text:changed-region>
        <text:changed-region xml:id="ct340390224" text:id="ct340390224">
          <text:insertion>
            <office:change-info>
              <dc:creator>Auteur inconnu</dc:creator>
              <dc:date>2015-09-28T14:54:00</dc:date>
            </office:change-info>
          </text:insertion>
        </text:changed-region>
        <text:changed-region xml:id="ct340391992" text:id="ct340391992">
          <text:format-change>
            <office:change-info>
              <dc:creator>Auteur inconnu</dc:creator>
              <dc:date>2015-09-15T15:13:00</dc:date>
            </office:change-info>
          </text:format-change>
        </text:changed-region>
        <text:changed-region xml:id="ct340391264" text:id="ct340391264">
          <text:deletion>
            <office:change-info>
              <dc:creator>Auteur inconnu</dc:creator>
              <dc:date>2015-09-28T14:54:00</dc:date>
            </office:change-info>
            <text:p text:style-name="P12"/>
            <text:p text:style-name="P12"/>
            <text:p text:style-name="P12">P</text:p>
          </text:deletion>
        </text:changed-region>
        <text:changed-region xml:id="ct340391368" text:id="ct340391368">
          <text:insertion>
            <office:change-info>
              <dc:creator>Auteur inconnu</dc:creator>
              <dc:date>2015-09-28T14:54:00</dc:date>
            </office:change-info>
          </text:insertion>
        </text:changed-region>
        <text:changed-region xml:id="ct340392408" text:id="ct340392408">
          <text:format-change>
            <office:change-info>
              <dc:creator>Auteur inconnu</dc:creator>
              <dc:date>2015-09-15T15:13:00</dc:date>
            </office:change-info>
          </text:format-change>
        </text:changed-region>
        <text:changed-region xml:id="ct340392824" text:id="ct340392824">
          <text:deletion>
            <office:change-info>
              <dc:creator>Auteur inconnu</dc:creator>
              <dc:date>2016-10-24T08:08:00</dc:date>
            </office:change-info>
            <text:p text:style-name="P12"><text:s text:c="11"/>Signature:</text:p>
          </text:deletion>
        </text:changed-region>
        <text:changed-region xml:id="ct340390328" text:id="ct340390328">
          <text:deletion>
            <office:change-info>
              <dc:creator>Auteur inconnu</dc:creator>
              <dc:date>2016-11-17T09:46:00</dc:date>
            </office:change-info>
            <text:p text:style-name="P13"><text:s/></text:p>
          </text:deletion>
        </text:changed-region>
        <text:changed-region xml:id="ct342009784" text:id="ct342009784">
          <text:deletion>
            <office:change-info>
              <dc:creator>Auteur inconnu</dc:creator>
              <dc:date>2018-04-03T08:45:00</dc:date>
            </office:change-info>
            <text:p text:style-name="P14">MESURE DE L'AFFAISSEMENT AU CÔNE d'ABRAMS</text:p>
          </text:deletion>
        </text:changed-region>
        <text:changed-region xml:id="ct345528464" text:id="ct345528464">
          <text:insertion>
            <office:change-info>
              <dc:creator>Auteur inconnu</dc:creator>
              <dc:date>2018-04-03T08:53:00</dc:date>
            </office:change-info>
          </text:insertion>
        </text:changed-region>
        <text:changed-region xml:id="ct342012592" text:id="ct342012592">
          <text:insertion>
            <office:change-info>
              <dc:creator>Auteur inconnu</dc:creator>
              <dc:date>2018-04-03T08:45:00</dc:date>
            </office:change-info>
          </text:insertion>
        </text:changed-region>
        <text:changed-region xml:id="ct342011448" text:id="ct342011448">
          <text:insertion>
            <office:change-info>
              <dc:creator>Auteur inconnu</dc:creator>
              <dc:date>2018-04-03T08:46:00</dc:date>
            </office:change-info>
          </text:insertion>
        </text:changed-region>
        <text:changed-region xml:id="ct345529816" text:id="ct345529816">
          <text:deletion>
            <office:change-info>
              <dc:creator>Auteur inconnu</dc:creator>
              <dc:date>2018-04-03T08:50:00</dc:date>
            </office:change-info>
            <text:p text:style-name="P15"><text:s/><text:span text:style-name="T2">(1)</text:span></text:p>
          </text:deletion>
        </text:changed-region>
        <text:changed-region xml:id="ct345522848" text:id="ct345522848">
          <text:insertion>
            <office:change-info>
              <dc:creator>Auteur inconnu</dc:creator>
              <dc:date>2018-04-03T09:01:00</dc:date>
            </office:change-info>
          </text:insertion>
        </text:changed-region>
        <text:changed-region xml:id="ct345529296" text:id="ct345529296">
          <text:insertion>
            <office:change-info>
              <dc:creator>Auteur inconnu</dc:creator>
              <dc:date>2018-04-03T08:50:00</dc:date>
            </office:change-info>
          </text:insertion>
        </text:changed-region>
        <text:changed-region xml:id="ct345520768" text:id="ct345520768">
          <text:insertion>
            <office:change-info>
              <dc:creator>Auteur inconnu</dc:creator>
              <dc:date>2018-04-03T08:54:00</dc:date>
            </office:change-info>
          </text:insertion>
        </text:changed-region>
        <text:changed-region xml:id="ct345517752" text:id="ct345517752">
          <text:insertion>
            <office:change-info>
              <dc:creator>Auteur inconnu</dc:creator>
              <dc:date>2018-04-03T08:58:00</dc:date>
            </office:change-info>
          </text:insertion>
        </text:changed-region>
        <text:changed-region xml:id="ct345518168" text:id="ct345518168">
          <text:insertion>
            <office:change-info>
              <dc:creator>Auteur inconnu</dc:creator>
              <dc:date>2018-04-03T08:57:00</dc:date>
            </office:change-info>
          </text:insertion>
        </text:changed-region>
        <text:changed-region xml:id="ct345519832" text:id="ct345519832">
          <text:deletion>
            <office:change-info>
              <dc:creator>Auteur inconnu</dc:creator>
              <dc:date>2018-04-03T08:47:00</dc:date>
            </office:change-info>
            <text:p text:style-name="P16">Heure d'essai</text:p>
          </text:deletion>
        </text:changed-region>
        <text:changed-region xml:id="ct345522432" text:id="ct345522432">
          <text:insertion>
            <office:change-info>
              <dc:creator>Auteur inconnu</dc:creator>
              <dc:date>2018-04-03T08:59:00</dc:date>
            </office:change-info>
          </text:insertion>
        </text:changed-region>
        <text:changed-region xml:id="ct345518584" text:id="ct345518584">
          <text:insertion>
            <office:change-info>
              <dc:creator>Auteur inconnu</dc:creator>
              <dc:date>2018-04-03T08:58:00</dc:date>
            </office:change-info>
          </text:insertion>
        </text:changed-region>
        <text:changed-region xml:id="ct345520976" text:id="ct345520976">
          <text:insertion>
            <office:change-info>
              <dc:creator>Auteur inconnu</dc:creator>
              <dc:date>2018-04-03T08:59:00</dc:date>
            </office:change-info>
          </text:insertion>
        </text:changed-region>
        <text:changed-region xml:id="ct345519936" text:id="ct345519936">
          <text:deletion>
            <office:change-info>
              <dc:creator>Auteur inconnu</dc:creator>
              <dc:date>2018-04-03T08:47:00</dc:date>
            </office:change-info>
            <text:p text:style-name="P16">Type d'affaissement (A ou B) (3)</text:p>
          </text:deletion>
        </text:changed-region>
        <text:changed-region xml:id="ct345523784" text:id="ct345523784">
          <text:insertion>
            <office:change-info>
              <dc:creator>Auteur inconnu</dc:creator>
              <dc:date>2018-04-03T09:00:00</dc:date>
            </office:change-info>
          </text:insertion>
        </text:changed-region>
        <text:changed-region xml:id="ct345523680" text:id="ct345523680">
          <text:deletion>
            <office:change-info>
              <dc:creator>Auteur inconnu</dc:creator>
              <dc:date>2018-04-03T09:00:00</dc:date>
            </office:change-info>
            <text:p text:style-name="P17">Prélèvement n°1</text:p>
          </text:deletion>
        </text:changed-region>
        <text:changed-region xml:id="ct345521808" text:id="ct345521808">
          <text:insertion>
            <office:change-info>
              <dc:creator>Auteur inconnu</dc:creator>
              <dc:date>2018-04-03T09:01:00</dc:date>
            </office:change-info>
          </text:insertion>
        </text:changed-region>
        <text:changed-region xml:id="ct345517960" text:id="ct345517960">
          <text:deletion>
            <office:change-info>
              <dc:creator>Auteur inconnu</dc:creator>
              <dc:date>2018-04-03T08:47:00</dc:date>
            </office:change-info>
            <text:p text:style-name="P18">Essai n°1</text:p>
          </text:deletion>
        </text:changed-region>
        <text:changed-region xml:id="ct345523576" text:id="ct345523576">
          <text:deletion>
            <office:change-info>
              <dc:creator>Auteur inconnu</dc:creator>
              <dc:date>2018-04-03T09:00:00</dc:date>
            </office:change-info>
            <text:p text:style-name="P17">Prélèvement n°2</text:p>
          </text:deletion>
        </text:changed-region>
        <text:changed-region xml:id="ct345521080" text:id="ct345521080">
          <text:insertion>
            <office:change-info>
              <dc:creator>Auteur inconnu</dc:creator>
              <dc:date>2018-04-03T09:01:00</dc:date>
            </office:change-info>
          </text:insertion>
        </text:changed-region>
        <text:changed-region xml:id="ct345518480" text:id="ct345518480">
          <text:deletion>
            <office:change-info>
              <dc:creator>Auteur inconnu</dc:creator>
              <dc:date>2018-04-03T08:47:00</dc:date>
            </office:change-info>
            <text:p text:style-name="P18">Essai n°1</text:p>
          </text:deletion>
        </text:changed-region>
        <text:changed-region xml:id="ct345523992" text:id="ct345523992">
          <text:deletion>
            <office:change-info>
              <dc:creator>Auteur inconnu</dc:creator>
              <dc:date>2018-04-03T09:00:00</dc:date>
            </office:change-info>
            <text:p text:style-name="P17">Prélèvement n°3</text:p>
          </text:deletion>
        </text:changed-region>
        <text:changed-region xml:id="ct345524096" text:id="ct345524096">
          <text:insertion>
            <office:change-info>
              <dc:creator>Auteur inconnu</dc:creator>
              <dc:date>2018-04-03T09:01:00</dc:date>
            </office:change-info>
          </text:insertion>
        </text:changed-region>
        <text:changed-region xml:id="ct345518064" text:id="ct345518064">
          <text:deletion>
            <office:change-info>
              <dc:creator>Auteur inconnu</dc:creator>
              <dc:date>2018-04-03T08:47:00</dc:date>
            </office:change-info>
            <text:p text:style-name="P18">Essai n°1</text:p>
          </text:deletion>
        </text:changed-region>
        <text:changed-region xml:id="ct345524200" text:id="ct345524200">
          <text:insertion>
            <office:change-info>
              <dc:creator>Auteur inconnu</dc:creator>
              <dc:date>2018-04-03T09:01:00</dc:date>
            </office:change-info>
          </text:insertion>
        </text:changed-region>
        <text:changed-region xml:id="ct345522744" text:id="ct345522744">
          <text:insertion>
            <office:change-info>
              <dc:creator>Auteur inconnu</dc:creator>
              <dc:date>2018-04-03T09:01:00</dc:date>
            </office:change-info>
          </text:insertion>
        </text:changed-region>
        <text:changed-region xml:id="ct342007808" text:id="ct342007808">
          <text:deletion>
            <office:change-info>
              <dc:creator>Auteur inconnu</dc:creator>
              <dc:date>2018-04-03T08:46:00</dc:date>
            </office:change-info>
            <text:p text:style-name="P4"/>
            <text:p text:style-name="P4">(1) : Rayer les mentions inutiles</text:p>
          </text:deletion>
        </text:changed-region>
        <text:changed-region xml:id="ct345528568" text:id="ct345528568">
          <text:deletion>
            <office:change-info>
              <dc:creator>Auteur inconnu</dc:creator>
              <dc:date>2018-04-03T08:51:00</dc:date>
            </office:change-info>
            <text:p text:style-name="P4">(2) : Si deux essais consécutifs mènent à un affaissement de type B, cela signifie que le béton ne présente pas la plasticité ni la cohésion nécessaire pour que l'essai soit applicable (cf. Norme NF EN 12350-2)</text:p>
            <text:p text:style-name="P4">(3) La norme NF EN 12350-2 définit les deux modes d'affaissement ci-dessous :</text:p>
            <text:p text:style-name="P4"/>
            <text:p text:style-name="P4"/>
            <text:p text:style-name="P4"/>
            <text:p text:style-name="P4"><draw:path text:anchor-type="paragraph" draw:z-index="4" draw:style-name="gr1" draw:text-style-name="P19" svg:width="0.555cm" svg:height="1.719cm" svg:x="4.246cm" svg:y="0.339cm" svg:viewBox="0 0 556 1720" svg:d="m0 1720c26-274 146-515 212-794 71-303 199-529 291-794l53-132"><text:p/></draw:path><draw:polyline text:anchor-type="paragraph" draw:z-index="5" draw:style-name="gr1" draw:text-style-name="P19" svg:width="0.713cm" svg:height="0.025cm" svg:x="4.828cm" svg:y="0.365cm" svg:viewBox="0 0 714 26" draw:points="0,26 265,26 529,0 714,26"><text:p/></draw:polyline><draw:path text:anchor-type="paragraph" draw:z-index="6" draw:style-name="gr1" draw:text-style-name="P19" svg:width="0.449cm" svg:height="1.666cm" svg:x="5.542cm" svg:y="0.392cm" svg:viewBox="0 0 450 1667" svg:d="m0 0c32 273 198 520 212 794 15 293 176 515 211 794l27 79"><text:p/></draw:path></text:p>
            <text:p text:style-name="P4"><draw:path text:anchor-type="paragraph" draw:z-index="7" draw:style-name="gr1" draw:text-style-name="P19" svg:width="2.765cm" svg:height="1.459cm" svg:x="8.717cm" svg:y="0.205cm" svg:viewBox="0 0 2766 1460" svg:d="m0 1434c-7-342 432-473 423-794-8-288 117-690 424-635 201 36 566-69 529 397-29 360 520 342 820 370 274 26 646 246 556 582v106"><text:p/></draw:path></text:p>
            <text:p text:style-name="P4"/>
            <text:p text:style-name="P4"/>
            <text:p text:style-name="P4"><draw:line text:anchor-type="paragraph" draw:z-index="3" draw:style-name="gr1" draw:text-style-name="P19" svg:x1="3.743cm" svg:y1="0.3cm" svg:x2="12.024cm" svg:y2="0.3cm"><text:p/></draw:line></text:p>
            <text:p text:style-name="P4"/>
            <text:p text:style-name="P4"><text:tab/><text:tab/> <text:s text:c="3"/>Type A : <text:tab/><text:tab/> <text:s text:c="11"/>Type B :</text:p>
            <text:p text:style-name="P4"><text:tab/><text:tab/>Affaissement réel <text:s text:c="18"/>Affaissement avec cisaillement</text:p>
            <text:p text:style-name="P4"/>
          </text:deletion>
        </text:changed-region>
        <text:changed-region xml:id="ct345522640" text:id="ct345522640">
          <text:deletion>
            <office:change-info>
              <dc:creator>Auteur inconnu</dc:creator>
              <dc:date>2018-04-03T09:01:00</dc:date>
            </office:change-info>
            <text:p text:style-name="P4"/>
            <text:p text:style-name="P4"/>
            <text:p text:style-name="P4"/>
            <text:p text:style-name="P4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text:anchor-type="paragraph" draw:z-index="0" draw:name="Images 1" draw:style-name="gr2" draw:text-style-name="P61" svg:width="5.037cm" svg:height="1.502cm" svg:x="0.062cm" svg:y="0.106cm"><draw:image xlink:href="Pictures/2000000A00004E09000017424EA6E01D.svm" xlink:type="simple" xlink:show="embed" xlink:actuate="onLoad"><text:p/></draw:image></draw:frame><draw:rect text:anchor-type="paragraph" draw:z-index="2" draw:style-name="gr4" draw:text-style-name="P19" svg:width="8.123cm" svg:height="3.731cm" svg:x="5.256cm" svg:y="0.009cm"><text:p/></draw:rect><text:change-start text:change-id="ct340388872"/> <text:change-end text:change-id="ct340388872"/>FEUILLE D'ACCOMPAGNEMENT<text:line-break/>DES EPROUVETTES BETON<text:change-start text:change-id="ct342027880"/> - <text:change-end text:change-id="ct342027880"/></text:p>
      <text:p text:style-name="P1"><text:change text:change-id="ct341977960"/><text:change-start text:change-id="ct341978688"/>Essai en compression sur béton durci<text:change-end text:change-id="ct341978688"/><text:change-start text:change-id="ct342008328"/></text:p>
      <text:p text:style-name="P46"><text:change-end text:change-id="ct342008328"/></text:p>
      <text:p text:style-name="P2"><draw:frame text:anchor-type="paragraph" draw:z-index="1" draw:style-name="gr3" draw:text-style-name="P62" svg:width="4.975cm" svg:height="0.556cm" svg:x="0.176cm" svg:y="0.307cm"><draw:text-box><text:p><text:span text:style-name="T9">Direction Territoriale Centre-Est</text:span></text:p></draw:text-box></draw:frame>Département Laboratoire de Clermont-Ferrand </text:p>
      <text:p text:style-name="P2"><text:change text:change-id="ct342029544"/>8-10 rue Bernard Palissy</text:p>
      <text:p text:style-name="P2">ZI du Brézet Cedex 2</text:p>
      <text:p text:style-name="P2">63017 CLERMONT-FERRAND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13">AFFAIRE / OUVRAGE</text:p>
          </table:table-cell>
          <table:table-cell table:style-name="Tableau1.B1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I1" office:value-type="string">
            <text:p text:style-name="P13">Demandeur d'essai :</text:p>
          </table:table-cell>
        </table:table-row>
        <table:table-row>
          <table:table-cell table:style-name="Tableau1.A2" office:value-type="string">
            <text:p text:style-name="P4">Partie d'ouvrage / Lot de contrôle</text:p>
          </table:table-cell>
          <table:table-cell table:style-name="Tableau1.B3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I5" office:value-type="string">
            <text:p text:style-name="P3"><text:change text:change-id="ct340387000"/><text:change-start text:change-id="ct342010408"/>Entreprise:<text:change-end text:change-id="ct342010408"/></text:p>
          </table:table-cell>
        </table:table-row>
        <table:table-row>
          <table:table-cell table:style-name="Tableau1.A2" office:value-type="string">
            <text:p text:style-name="P4">Centrale à béton</text:p>
          </table:table-cell>
          <table:table-cell table:style-name="Tableau1.B3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I5" office:value-type="string">
            <text:p text:style-name="P4">Code béton centrale: </text:p>
            <text:p text:style-name="P23"/>
          </table:table-cell>
        </table:table-row>
        <table:table-row table:style-name="Tableau1.4">
          <table:table-cell table:style-name="Tableau1.A2" office:value-type="string">
            <text:p text:style-name="P4">Désignation béton</text:p>
          </table:table-cell>
          <table:table-cell table:style-name="Tableau1.B4" office:value-type="string">
            <text:p text:style-name="P24"><text:change-start text:change-id="ct340388976"/>BPS<text:change-end text:change-id="ct340388976"/></text:p>
          </table:table-cell>
          <table:table-cell table:style-name="Tableau1.C4" office:value-type="string">
            <text:p text:style-name="P24"/>
          </table:table-cell>
          <table:table-cell table:style-name="Tableau1.D4" office:value-type="string">
            <text:p text:style-name="P24"/>
          </table:table-cell>
          <table:table-cell table:style-name="Tableau1.E4" office:value-type="string">
            <text:p text:style-name="P24"/>
          </table:table-cell>
          <table:table-cell table:style-name="Tableau1.F4" office:value-type="string">
            <text:p text:style-name="P24"/>
          </table:table-cell>
          <table:table-cell table:style-name="Tableau1.G4" office:value-type="string">
            <text:p text:style-name="P24"/>
          </table:table-cell>
          <table:table-cell table:style-name="Tableau1.H4" office:value-type="string">
            <text:p text:style-name="P24"/>
          </table:table-cell>
          <table:table-cell table:style-name="Tableau1.I4" office:value-type="string">
            <text:p text:style-name="P13">Date de prélèvement:</text:p>
          </table:table-cell>
        </table:table-row>
        <table:table-row>
          <table:table-cell table:style-name="Tableau1.A5" office:value-type="string">
            <text:p text:style-name="P4">Exemple désignation</text:p>
          </table:table-cell>
          <table:table-cell table:style-name="Tableau1.A5" office:value-type="string">
            <text:p text:style-name="P10">BPS</text:p>
          </table:table-cell>
          <table:table-cell table:style-name="Tableau1.A5" office:value-type="string">
            <text:p text:style-name="P10">C20/25</text:p>
          </table:table-cell>
          <table:table-cell table:style-name="Tableau1.A5" office:value-type="string">
            <text:p text:style-name="P10">D20</text:p>
          </table:table-cell>
          <table:table-cell table:style-name="Tableau1.A5" office:value-type="string">
            <text:p text:style-name="P10">S3</text:p>
          </table:table-cell>
          <table:table-cell table:style-name="Tableau1.A5" office:value-type="string">
            <text:p text:style-name="P10">XF1</text:p>
          </table:table-cell>
          <table:table-cell table:style-name="Tableau1.A5" office:value-type="string">
            <text:p text:style-name="P10">ciment</text:p>
          </table:table-cell>
          <table:table-cell table:style-name="Tableau1.A5" office:value-type="string">
            <text:p text:style-name="P10">autres</text:p>
          </table:table-cell>
          <table:table-cell table:style-name="Tableau1.I5" office:value-type="string">
            <text:p text:style-name="P4"><text:change text:change-id="ct340389080"/></text:p>
          </table:table-cell>
        </table:table-row>
      </table:table>
      <text:p text:style-name="P2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table:number-columns-spanned="5" office:value-type="string">
            <text:p text:style-name="P26">CARACTERISTIQUES DES PRELEVEMENTS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10">Prélèvement n°</text:p>
          </table:table-cell>
          <table:table-cell table:style-name="Tableau2.A2" office:value-type="string">
            <text:p text:style-name="P10">Affaissement/étalement<text:line-break/>(mm)</text:p>
          </table:table-cell>
          <table:table-cell table:style-name="Tableau2.A2" office:value-type="string">
            <text:p text:style-name="P10">Air occlus (%)</text:p>
          </table:table-cell>
          <table:table-cell table:style-name="Tableau2.A2" office:value-type="string">
            <text:p text:style-name="P10">Bon de pesée n°</text:p>
          </table:table-cell>
          <table:table-cell table:style-name="Tableau2.E2" office:value-type="string">
            <text:p text:style-name="P37">CONFECTION DES EPROUVETTES:</text:p>
          </table:table-cell>
        </table:table-row>
        <table:table-row>
          <table:table-cell table:style-name="Tableau2.A2" office:value-type="string">
            <text:p text:style-name="P10">1</text:p>
          </table:table-cell>
          <table:table-cell table:style-name="Tableau2.B3">
            <text:p text:style-name="P24"/>
          </table:table-cell>
          <table:table-cell table:style-name="Tableau2.A2" office:value-type="string">
            <text:p text:style-name="P10"/>
          </table:table-cell>
          <table:table-cell table:style-name="Tableau2.B3">
            <text:p text:style-name="P24"/>
          </table:table-cell>
          <table:table-cell table:style-name="Tableau2.E3" office:value-type="string">
            <text:p text:style-name="P10">Serrage: <text:s text:c="7"/><text:change-start text:change-id="ct340387728"/><text:span text:style-name="T5">VIBREES</text:span><text:change-end text:change-id="ct340387728"/> <text:s text:c="10"/>PIQUEES</text:p>
          </table:table-cell>
        </table:table-row>
        <table:table-row>
          <table:table-cell table:style-name="Tableau2.A2" office:value-type="string">
            <text:p text:style-name="P10">2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E10" table:number-rows-spanned="2" office:value-type="string">
            <text:p text:style-name="P10">Par: <text:s text:c="10"/><text:change-start text:change-id="ct341976816"/><text:span text:style-name="T4">DLCF</text:span><text:change-end text:change-id="ct341976816"/> <text:s text:c="8"/>ENTREPRISE</text:p>
          </table:table-cell>
        </table:table-row>
        <table:table-row>
          <table:table-cell table:style-name="Tableau2.A2" office:value-type="string">
            <text:p text:style-name="P10">3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covered-table-cell/>
        </table:table-row>
        <table:table-row>
          <table:table-cell table:style-name="Tableau2.A2" office:value-type="string">
            <text:p text:style-name="P10">4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E6" office:value-type="string">
            <text:p text:style-name="P37">TYPE DE MOULE:</text:p>
          </table:table-cell>
        </table:table-row>
        <table:table-row>
          <table:table-cell table:style-name="Tableau2.A2" office:value-type="string">
            <text:p text:style-name="P10">5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E7" office:value-type="string">
            <text:p text:style-name="P4"><text:change-start text:change-id="ct345528776"/><text:s text:c="5"/><text:change-end text:change-id="ct345528776"/>CARTON <text:s text:c="8"/><text:change-start text:change-id="ct340389288"/><text:span text:style-name="T5">PLASTIQUE</text:span><text:change-end text:change-id="ct340389288"/> <text:s text:c="11"/><text:change-start text:change-id="ct340388144"/><text:span text:style-name="T5">METAL</text:span><text:change-end text:change-id="ct340388144"/></text:p>
          </table:table-cell>
        </table:table-row>
        <table:table-row>
          <table:table-cell table:style-name="Tableau2.A2" table:number-columns-spanned="4" office:value-type="string">
            <text:p text:style-name="P5"><text:change text:change-id="ct345566528"/><text:change-start text:change-id="ct342030064"/>Essais réalisés par: <text:s text:c="9"/>DLCF <text:s text:c="13"/>ENTREPRISE<text:change-end text:change-id="ct342030064"/><text:change-start text:change-id="ct342006768"/> <text:s text:c="5"/><text:change-end text:change-id="ct342006768"/></text:p>
          </table:table-cell>
          <table:covered-table-cell/>
          <table:covered-table-cell/>
          <table:covered-table-cell/>
          <table:table-cell table:style-name="Tableau2.E8" office:value-type="string">
            <text:list xml:id="list4679495304675543749" text:style-name="L2">
              <text:list-header>
                <text:p text:style-name="P39">CONSERVATION CHANTIER :</text:p>
              </text:list-header>
            </text:list>
          </table:table-cell>
        </table:table-row>
        <table:table-row>
          <table:table-cell table:style-name="Tableau2.A9" table:number-columns-spanned="4" office:value-type="string">
            <text:p text:style-name="P10">DIMENSIONS DES MOULES<text:change-start text:change-id="ct342010200"/> <text:span text:style-name="T7">CYLINDRIQUES</text:span><text:change-end text:change-id="ct342010200"/> (mm)</text:p>
          </table:table-cell>
          <table:covered-table-cell/>
          <table:covered-table-cell/>
          <table:covered-table-cell/>
          <table:table-cell table:style-name="Tableau2.E10" table:number-rows-spanned="2" office:value-type="string">
            <text:p text:style-name="P4"><text:s text:c="6"/><text:change-start text:change-id="ct345528672"/><text:s text:c="3"/><text:change-end text:change-id="ct345528672"/><text:s/>ABRI <text:s text:c="5"/><text:change-start text:change-id="ct345530752"/><text:s text:c="4"/><text:change-end text:change-id="ct345530752"/><text:s text:c="2"/><text:change-start text:change-id="ct341976712"/><text:span text:style-name="T4">PLEIN AIR</text:span><text:change-end text:change-id="ct341976712"/> <text:s text:c="2"/><text:change-start text:change-id="ct345528880"/><text:s text:c="4"/><text:change-end text:change-id="ct345528880"/><text:s text:c="5"/><text:change-start text:change-id="ct341978064"/><text:span text:style-name="T4">CAISSE</text:span><text:change-end text:change-id="ct341978064"/></text:p>
          </table:table-cell>
        </table:table-row>
        <table:table-row>
          <table:table-cell table:style-name="Tableau2.A10" table:number-columns-spanned="4" office:value-type="string">
            <text:p text:style-name="P10"><text:change-start text:change-id="ct340389392"/><text:span text:style-name="T5">160X320</text:span><text:change-end text:change-id="ct340389392"/> <text:s text:c="10"/>150X300 <text:s text:c="12"/><text:change-start text:change-id="ct340386480"/><text:span text:style-name="T5">110X220</text:span><text:change-end text:change-id="ct340386480"/></text:p>
          </table:table-cell>
          <table:covered-table-cell/>
          <table:covered-table-cell/>
          <table:covered-table-cell/>
          <table:covered-table-cell/>
        </table:table-row>
      </table:table>
      <text:p text:style-name="P2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table:number-columns-spanned="5" office:value-type="string">
            <text:p text:style-name="P6"><text:change text:change-id="ct345526904"/><text:change-start text:change-id="ct345525448"/>Échéances et nombre d’essais demandés<text:change-end text:change-id="ct345525448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7"><text:change text:change-id="ct345526592"/><text:change-start text:change-id="ct345527528"/><text:span text:style-name="T7">échéance</text:span><text:change-end text:change-id="ct345527528"/><text:change-start text:change-id="ct345526800"/> D'ESSAI<text:change-end text:change-id="ct345526800"/></text:p>
          </table:table-cell>
          <table:table-cell table:style-name="Tableau3.A2" office:value-type="string">
            <text:p text:style-name="P8"><text:change text:change-id="ct345565384"/><text:s text:c="5"/>jours</text:p>
          </table:table-cell>
          <table:table-cell table:style-name="Tableau3.A2" office:value-type="string">
            <text:p text:style-name="P8"><text:change text:change-id="ct345565696"/>7 jours</text:p>
          </table:table-cell>
          <table:table-cell table:style-name="Tableau3.A2" office:value-type="string">
            <text:p text:style-name="P8"><text:change text:change-id="ct345567048"/>28 jours</text:p>
          </table:table-cell>
          <table:table-cell table:style-name="Tableau3.E2" office:value-type="string">
            <text:p text:style-name="P8"><text:change text:change-id="ct345564864"/><text:change text:change-id="ct345564968"/>90 jours</text:p>
          </table:table-cell>
        </table:table-row>
        <table:table-row>
          <table:table-cell table:style-name="Tableau3.A2" office:value-type="string">
            <text:p text:style-name="P9"><text:change text:change-id="ct345526384"/><text:change-start text:change-id="ct345527112"/>PRELEVEMENT N°<text:change-end text:change-id="ct345527112"/><text:change-start text:change-id="ct345567464"/> 1<text:change-end text:change-id="ct345567464"/></text:p>
          </table:table-cell>
          <table:table-cell table:style-name="Tableau3.A2" office:value-type="string">
            <text:p text:style-name="P10"><text:change text:change-id="ct345525240"/></text:p>
          </table:table-cell>
          <table:table-cell table:style-name="Tableau3.A2" office:value-type="string">
            <text:p text:style-name="P10"><text:change text:change-id="ct345525032"/></text:p>
          </table:table-cell>
          <table:table-cell table:style-name="Tableau3.A2" office:value-type="string">
            <text:p text:style-name="P10"><text:change text:change-id="ct345526176"/></text:p>
          </table:table-cell>
          <table:table-cell table:style-name="Tableau3.E2" office:value-type="string">
            <text:p text:style-name="P10"><text:change text:change-id="ct345526696"/></text:p>
          </table:table-cell>
        </table:table-row>
        <table:table-row>
          <table:table-cell table:style-name="Tableau3.A2" office:value-type="string">
            <text:p text:style-name="P7"><text:change-start text:change-id="ct345524928"/>PRELEVEMENT N° <text:change-end text:change-id="ct345524928"/><text:change-start text:change-id="ct345566840"/><text:span text:style-name="T7">2</text:span><text:change-end text:change-id="ct345566840"/>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D4">
            <text:p text:style-name="P10"/>
          </table:table-cell>
          <table:table-cell table:style-name="Tableau3.E2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7"><text:change-start text:change-id="ct345527632"/>PRELEVEMENT N° <text:change-end text:change-id="ct345527632"/><text:change-start text:change-id="ct345567152"/><text:span text:style-name="T7">3</text:span><text:change-end text:change-id="ct345567152"/>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D4">
            <text:p text:style-name="P10"/>
          </table:table-cell>
          <table:table-cell table:style-name="Tableau3.E5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7"><text:change-start text:change-id="ct345524824"/>PRELEVEMENT N°<text:change-end text:change-id="ct345524824"/><text:change-start text:change-id="ct345566632"/> <text:span text:style-name="T7">4</text:span><text:change-end text:change-id="ct345566632"/>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E6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7"><text:change-start text:change-id="ct345524512"/>PRELEVEMENT N°<text:change-end text:change-id="ct345524512"/><text:change-start text:change-id="ct345564344"/> <text:span text:style-name="T7">5</text:span><text:change-end text:change-id="ct345564344"/>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E7" office:value-type="string">
            <text:p text:style-name="P10"/>
          </table:table-cell>
        </table:table-row>
      </table:table>
      <text:p text:style-name="P2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1"><text:change-start text:change-id="ct340387208"/>CADRE RESERVE AU <text:change-end text:change-id="ct340387208"/><text:change-start text:change-id="ct340387416"/>Cerema / Dter CE / Départemen<text:change-end text:change-id="ct340387416"/><text:change-start text:change-id="ct340392512"/>t Laboratoire de Clermont-Ferrand<text:change-end text:change-id="ct340392512"/><text:change text:change-id="ct340392616"/>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12"><text:change-start text:change-id="ct340391160"/>Consignes particulières : <text:s text:c="8"/><text:change-end text:change-id="ct340391160"/></text:p>
          </table:table-cell>
          <table:table-cell table:style-name="Tableau4.B2" office:value-type="string">
            <text:p text:style-name="P12"><text:change-start text:change-id="ct340392304"/>Echantillons réceptionnés le :<text:change-end text:change-id="ct340392304"/><text:change text:change-id="ct340392720"/><text:change-start text:change-id="ct340390120"/></text:p>
            <text:p text:style-name="P12"><text:change-end text:change-id="ct340390120"/><text:change-start text:change-id="ct340390224"/></text:p>
            <text:p text:style-name="P12"/>
            <text:p text:style-name="P12"><text:change-end text:change-id="ct340390224"/><text:change-start text:change-id="ct340391992"/></text:p>
            <text:p text:style-name="P12"><text:change-end text:change-id="ct340391992"/><text:change text:change-id="ct340391264"/><text:change-start text:change-id="ct340391368"/>P<text:change-end text:change-id="ct340391368"/><text:change-start text:change-id="ct340392408"/>ar : <text:tab/><text:tab/><text:change-end text:change-id="ct340392408"/><text:change text:change-id="ct340392824"/></text:p>
          </table:table-cell>
        </table:table-row>
        <table:table-row>
          <table:table-cell table:style-name="Tableau4.A3" table:number-columns-spanned="2" office:value-type="string">
            <text:p text:style-name="P13">N° SOA :<text:change text:change-id="ct340390328"/></text:p>
          </table:table-cell>
          <table:covered-table-cell/>
        </table:table-row>
      </table:table>
      <table:table table:name="Tableau5" table:style-name="Tableau5">
        <table:table-column table:style-name="Tableau5.A"/>
        <text:soft-page-break/>
        <table:table-row>
          <table:table-cell table:style-name="Tableau5.A1" office:value-type="string">
            <text:p text:style-name="P14"><text:change text:change-id="ct342009784"/><text:change-start text:change-id="ct345528464"/><text:span text:style-name="T8">mesures</text:span><text:change-end text:change-id="ct345528464"/><text:change-start text:change-id="ct342012592"/> <text:span text:style-name="T8">de consistance du </text:span>béton frais réalisé<text:span text:style-name="T8">e</text:span>s par le cerema/dlcf<text:change-end text:change-id="ct342012592"/></text:p>
            <text:p text:style-name="P33"/>
            <text:p text:style-name="P36">Feuille d'essai<text:change-start text:change-id="ct342011448"/><text:span text:style-name="T7">(s)</text:span><text:change-end text:change-id="ct342011448"/> liée au(x) prélèvement(s)</text:p>
          </table:table-cell>
        </table:table-row>
      </table:table>
      <text:p text:style-name="P4"/>
      <text:p text:style-name="P4"/>
      <text:p text:style-name="P4"/>
      <table:table table:name="Tableau7" table:style-name="Tableau7">
        <table:table-column table:style-name="Tableau7.A" table:number-columns-repeated="3"/>
        <table:table-column table:style-name="Tableau7.D"/>
        <table:table-row>
          <table:table-cell table:style-name="Tableau7.A1" office:value-type="string">
            <text:p text:style-name="P15">Lieu des essais<text:change text:change-id="ct345529816"/></text:p>
          </table:table-cell>
          <table:table-cell table:style-name="Tableau7.A1" office:value-type="string">
            <text:p text:style-name="P32">CENTRALE</text:p>
          </table:table-cell>
          <table:table-cell table:style-name="Tableau7.A1" office:value-type="string">
            <text:p text:style-name="P32">CHANTIER</text:p>
          </table:table-cell>
          <table:table-cell table:style-name="Tableau7.D1" office:value-type="string">
            <text:p text:style-name="P32">USINE PREFA</text:p>
          </table:table-cell>
        </table:table-row>
      </table:table>
      <text:p text:style-name="P4"/>
      <text:p text:style-name="P4"><text:change-start text:change-id="ct345522848"/></text:p>
      <text:p text:style-name="P4"><text:change-end text:change-id="ct345522848"/><text:change-start text:change-id="ct345529296"/></text:p>
      <text:p text:style-name="P4"><text:change-end text:change-id="ct345529296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59"><text:change-start text:change-id="ct345520768"/>Type d’essai<text:change-end text:change-id="ct345520768"/></text:p>
          </table:table-cell>
          <table:table-cell table:style-name="Tableau6.B1" office:value-type="string">
            <text:p text:style-name="P16"><text:change-start text:change-id="ct345517752"/>AFFAISSEMENT</text:p>
            <text:p text:style-name="P16"><text:change-end text:change-id="ct345517752"/><text:change-start text:change-id="ct345518168"/>NF EN 12350-2<text:change-end text:change-id="ct345518168"/></text:p>
          </table:table-cell>
          <table:table-cell table:style-name="Tableau6.C1" office:value-type="string">
            <text:p text:style-name="P16"><text:change text:change-id="ct345519832"/><text:change-start text:change-id="ct345522432"/>é<text:change-end text:change-id="ct345522432"/><text:change-start text:change-id="ct345518584"/>TALEMENT<text:change-end text:change-id="ct345518584"/><text:change-start text:change-id="ct345520976"/> à la table à choc</text:p>
            <text:p text:style-name="P16">NF EN 12350-5<text:change-end text:change-id="ct345520976"/></text:p>
          </table:table-cell>
          <table:table-cell table:style-name="Tableau6.D1" office:value-type="string">
            <text:p text:style-name="P16"><text:change text:change-id="ct345519936"/><text:change-start text:change-id="ct345523784"/>Essai d’étalement au cône d’abrams (bap)</text:p>
            <text:p text:style-name="P16">nf en 12350-8<text:change-end text:change-id="ct345523784"/></text:p>
          </table:table-cell>
        </table:table-row>
        <table:table-row table:style-name="Tableau6.2">
          <table:table-cell table:style-name="Tableau6.A2" office:value-type="string">
            <text:p text:style-name="P17"><text:change text:change-id="ct345523680"/><text:change-start text:change-id="ct345521808"/>Prélèvement n°1<text:change-end text:change-id="ct345521808"/></text:p>
          </table:table-cell>
          <table:table-cell table:style-name="Tableau6.B2" office:value-type="string">
            <text:p text:style-name="P33"><text:change text:change-id="ct345517960"/></text:p>
          </table:table-cell>
          <table:table-cell table:style-name="Tableau6.C2" office:value-type="string">
            <text:p text:style-name="P33"/>
          </table:table-cell>
          <table:table-cell table:style-name="Tableau6.D2" office:value-type="string">
            <text:p text:style-name="P33"/>
          </table:table-cell>
        </table:table-row>
        <table:table-row table:style-name="Tableau6.3">
          <table:table-cell table:style-name="Tableau6.A2" office:value-type="string">
            <text:p text:style-name="P17"><text:change text:change-id="ct345523576"/><text:change-start text:change-id="ct345521080"/>Prélèvement n°2<text:change-end text:change-id="ct345521080"/></text:p>
          </table:table-cell>
          <table:table-cell table:style-name="Tableau6.B3" office:value-type="string">
            <text:p text:style-name="P33"><text:change text:change-id="ct345518480"/></text:p>
          </table:table-cell>
          <table:table-cell table:style-name="Tableau6.C3" office:value-type="string">
            <text:p text:style-name="P33"/>
          </table:table-cell>
          <table:table-cell table:style-name="Tableau6.D3" office:value-type="string">
            <text:p text:style-name="P33"/>
          </table:table-cell>
        </table:table-row>
        <table:table-row table:style-name="Tableau6.4">
          <table:table-cell table:style-name="Tableau6.A2" office:value-type="string">
            <text:p text:style-name="P17"><text:change text:change-id="ct345523992"/><text:change-start text:change-id="ct345524096"/>Prélèvement n°3<text:change-end text:change-id="ct345524096"/></text:p>
          </table:table-cell>
          <table:table-cell table:style-name="Tableau6.B6" office:value-type="string">
            <text:p text:style-name="P33"><text:change text:change-id="ct345518064"/></text:p>
          </table:table-cell>
          <table:table-cell table:style-name="Tableau6.C6" office:value-type="string">
            <text:p text:style-name="P33"/>
          </table:table-cell>
          <table:table-cell table:style-name="Tableau6.D4" office:value-type="string">
            <text:p text:style-name="P33"/>
          </table:table-cell>
        </table:table-row>
        <table:table-row table:style-name="Tableau6.4">
          <table:table-cell table:style-name="Tableau6.A2" office:value-type="string">
            <text:p text:style-name="P17"><text:change-start text:change-id="ct345524200"/>Prélèvement n°4<text:change-end text:change-id="ct345524200"/></text:p>
          </table:table-cell>
          <table:table-cell table:style-name="Tableau6.B6" office:value-type="string">
            <text:p text:style-name="P33"/>
          </table:table-cell>
          <table:table-cell table:style-name="Tableau6.C6" office:value-type="string">
            <text:p text:style-name="P33"/>
          </table:table-cell>
          <table:table-cell table:style-name="Tableau6.D5" office:value-type="string">
            <text:p text:style-name="P33"/>
          </table:table-cell>
        </table:table-row>
        <table:table-row table:style-name="Tableau6.6">
          <table:table-cell table:style-name="Tableau6.A2" office:value-type="string">
            <text:p text:style-name="P17"><text:change-start text:change-id="ct345522744"/>Prélèvement n°5<text:change-end text:change-id="ct345522744"/></text:p>
          </table:table-cell>
          <table:table-cell table:style-name="Tableau6.B6" office:value-type="string">
            <text:p text:style-name="P33"/>
          </table:table-cell>
          <table:table-cell table:style-name="Tableau6.C6" office:value-type="string">
            <text:p text:style-name="P33"/>
          </table:table-cell>
          <table:table-cell table:style-name="Tableau6.D6" office:value-type="string">
            <text:p text:style-name="P33"/>
          </table:table-cell>
        </table:table-row>
      </table:table>
      <text:p text:style-name="P4"><text:change text:change-id="ct342007808"/></text:p>
      <text:p text:style-name="P4"><text:change text:change-id="ct345528568"/><text:change text:change-id="ct345522640"/></text:p>
      <text:p text:style-name="P4"/>
      <text:p text:style-name="P4"/>
      <text:p text:style-name="P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8"/>
            <text:p text:style-name="P34">NOM DU CHARGE D'ESSAI :</text:p>
            <text:p text:style-name="P18"/>
          </table:table-cell>
          <table:table-cell table:style-name="Tableau9.B1" office:value-type="string">
            <text:p text:style-name="P18"/>
          </table:table-cell>
        </table:table-row>
      </table:table>
      <text:p text:style-name="P4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8"/>
            <text:p text:style-name="P34">DATE ET SIGNATURE :</text:p>
            <text:p text:style-name="P18"/>
          </table:table-cell>
          <table:table-cell table:style-name="Tableau10.B1" office:value-type="string">
            <text:p text:style-name="P1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axOT-Regular" svg:font-family="DaxOT-Regular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0530e6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340388664" text:id="ct340388664">
            <text:format-change>
              <office:change-info>
                <dc:creator>Auteur inconnu</dc:creator>
                <dc:date>2015-09-28T14:56:00</dc:date>
              </office:change-info>
            </text:format-change>
          </text:changed-region>
          <text:changed-region xml:id="ct342011032" text:id="ct342011032">
            <text:insertion>
              <office:change-info>
                <dc:creator>Auteur inconnu</dc:creator>
                <dc:date>2018-04-03T08:44:00</dc:date>
              </office:change-info>
            </text:insertion>
          </text:changed-region>
          <text:changed-region xml:id="ct340387832" text:id="ct340387832">
            <text:insertion>
              <office:change-info>
                <dc:creator>Auteur inconnu</dc:creator>
                <dc:date>2015-09-15T15:05:00</dc:date>
              </office:change-info>
            </text:insertion>
          </text:changed-region>
          <text:changed-region xml:id="ct340388768" text:id="ct340388768">
            <text:deletion>
              <office:change-info>
                <dc:creator>Auteur inconnu</dc:creator>
                <dc:date>2015-09-15T15:05:00</dc:date>
              </office:change-info>
              <text:p text:style-name="MP1">05/02/2014</text:p>
            </text:deletion>
          </text:changed-region>
          <text:changed-region xml:id="ct342026736" text:id="ct342026736">
            <text:insertion>
              <office:change-info>
                <dc:creator>Auteur inconnu</dc:creator>
                <dc:date>2018-04-03T08:44:00</dc:date>
              </office:change-info>
            </text:insertion>
          </text:changed-region>
          <text:changed-region xml:id="ct340388040" text:id="ct340388040">
            <text:format-change>
              <office:change-info>
                <dc:creator>Auteur inconnu</dc:creator>
                <dc:date>2015-09-28T14:56:00</dc:date>
              </office:change-info>
            </text:format-change>
          </text:changed-region>
        </text:tracked-changes>
        <text:p text:style-name="MP1"><text:change-start text:change-id="ct340388664"/>R2.DLCF.DM.009 - Version du <text:change-end text:change-id="ct340388664"/><text:change-start text:change-id="ct342011032"/><text:span text:style-name="MT1">09</text:span><text:change-end text:change-id="ct342011032"/><text:change-start text:change-id="ct340387832"/>/0<text:span text:style-name="MT1">4</text:span>/201<text:change-end text:change-id="ct340387832"/><text:change text:change-id="ct340388768"/><text:change-start text:change-id="ct342026736"/><text:span text:style-name="MT1">8</text:span><text:change-end text:change-id="ct342026736"/><text:change-start text:change-id="ct340388040"/><text:tab/><text:tab/><text:page-number text:select-page="current">2</text:page-number>/2<text:change-end text:change-id="ct340388040"/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07-04-23T16:35:47</meta:creation-date>
    <dc:date>2018-04-03T09:02:52.044000000</dc:date>
    <meta:print-date>2016-11-17T09:43:29.097000000</meta:print-date>
    <dc:language>en-US</dc:language>
    <meta:editing-cycles>55</meta:editing-cycles>
    <meta:editing-duration>PT9H57M3S</meta:editing-duration>
    <meta:document-statistic meta:table-count="9" meta:image-count="0" meta:object-count="0" meta:page-count="2" meta:paragraph-count="80" meta:word-count="239" meta:character-count="1668" meta:non-whitespace-character-count="1346"/>
    <meta:user-defined meta:name="Info 1"/>
    <meta:user-defined meta:name="Info 2"/>
    <meta:user-defined meta:name="Info 3"/>
    <meta:user-defined meta:name="Info 4"/>
  </office:meta>
</office:document-meta>
</file>